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ny" style:master-page-name="MP0" style:family="paragraph">
      <style:paragraph-properties fo:break-before="page"/>
    </style:style>
    <style:style style:name="P2" style:parent-style-name="Normálny" style:family="paragraph">
      <style:text-properties fo:font-weight="bold" style:font-weight-asian="bold" fo:text-shadow="0.0291in 0.0291in 0.0138in #5B9BD5" fo:color="#5B9BD5" fo:font-size="24pt" style:font-size-asian="24pt" style:font-size-complex="24pt"/>
    </style:style>
    <style:style style:name="P3" style:parent-style-name="Normálny" style:family="paragraph">
      <style:text-properties fo:font-weight="bold" style:font-weight-asian="bold" fo:text-shadow="0.0291in 0.0291in 0.0138in #5B9BD5" fo:color="#5B9BD5" fo:font-size="24pt" style:font-size-asian="24pt" style:font-size-complex="24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style:wrap="run-through" style:run-through="foreground" draw:fill="solid" draw:fill-color="#deebf7" draw:opacity="100%" draw:stroke="solid" svg:stroke-width="0.04167in" svg:stroke-color="#00b0f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64384" draw:style-name="a0" draw:name="Obrázok 4" text:anchor-type="paragraph" svg:x="0.36961in" svg:y="1.08538in" svg:width="2.74803in" svg:height="2.78986in" style:rel-width="scale" style:rel-height="scale"><draw:image xlink:href="media/image1.png" xlink:type="simple" xlink:show="embed" xlink:actuate="onLoad"/><svg:title/><svg:desc/></draw:frame><draw:frame draw:z-index="251663360" draw:style-name="a1" draw:name="Obrázok 3" text:anchor-type="paragraph" svg:x="3.19678in" svg:y="2.00208in" svg:width="2.81892in" svg:height="1.86378in" style:rel-width="scale" style:rel-height="scale"><draw:image xlink:href="media/image2.png" xlink:type="simple" xlink:show="embed" xlink:actuate="onLoad"/><svg:title/><svg:desc>Obrázok, na ktorom je text

Automaticky generovaný popis</svg:desc></draw:frame><draw:frame draw:z-index="251662336" draw:style-name="a2" draw:name="Obrázok 2" text:anchor-type="paragraph" svg:x="4.77889in" svg:y="0.38538in" svg:width="1.55903in" svg:height="1.55903in" style:rel-width="scale" style:rel-height="scale"><draw:image xlink:href="media/image3.png" xlink:type="simple" xlink:show="embed" xlink:actuate="onLoad"/><svg:title/><svg:desc/></draw:frame><draw:frame draw:z-index="251661312" draw:id="id0" draw:style-name="a3" draw:name="Textové pole 2" text:anchor-type="paragraph" svg:x="0in" svg:y="0.43292in" svg:width="5.57361in" svg:height="0.58264in" style:rel-width="scale" style:rel-height="scale"><draw:text-box><text:p text:style-name="P2">Občianske združenie mačkovo</text:p><text:p text:style-name="P3"/></draw:text-box><svg:title/><svg:desc/></draw:frame><draw:custom-shape svg:x="-0.05489in" svg:y="-0.00765in" svg:width="6.68472in" svg:height="4.29097in" draw:z-index="251659264" draw:id="id1" draw:style-name="a4" draw:name="Obdĺžnik: zaoblené rohy 1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abriela Emma</meta:initial-creator>
    <dc:creator>Gabriela Emma</dc:creator>
    <meta:creation-date>2023-02-06T13:07:00Z</meta:creation-date>
    <dc:date>2023-02-06T13:07:00Z</dc:date>
    <meta:template xlink:href="Normal.dotm" xlink:type="simple"/>
    <meta:editing-cycles>2</meta:editing-cycles>
    <meta:editing-duration>PT60S</meta:editing-duration>
    <meta:document-statistic meta:page-count="1" meta:paragraph-count="1" meta:word-count="0" meta:character-count="5" meta:row-count="1" meta:non-whitespace-character-count="5"/>
  </office:meta>
</office:document-meta>
</file>